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Preformatted_20_Text">
      <style:paragraph-properties fo:margin-left="1.251cm" fo:margin-right="0cm" fo:text-indent="0cm" style:auto-text-indent="false"/>
    </style:style>
    <style:style style:name="P2" style:family="paragraph" style:parent-style-name="Preformatted_20_Text">
      <style:paragraph-properties fo:margin-left="1.251cm" fo:margin-right="0cm" fo:margin-top="0cm" fo:margin-bottom="0.499cm" fo:text-indent="0cm" style:auto-text-indent="false"/>
    </style:style>
    <style:style style:name="P3" style:family="paragraph" style:parent-style-name="Table_20_Contents">
      <style:paragraph-properties fo:text-align="start" style:justify-single-word="false"/>
    </style:style>
    <style:style style:name="P4" style:family="paragraph" style:parent-style-name="Preformatted_20_Text">
      <style:paragraph-properties fo:margin-left="1.251cm" fo:margin-right="0cm" fo:text-indent="0cm" style:auto-text-indent="false"/>
    </style:style>
    <style:style style:name="P5" style:family="paragraph" style:parent-style-name="Preformatted_20_Text">
      <style:paragraph-properties fo:margin-left="1.251cm" fo:margin-right="0cm" fo:margin-top="0cm" fo:margin-bottom="0.499cm" fo:text-indent="0cm" style:auto-text-indent="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text-properties fo:font-weight="bold" style:font-weight-asian="bold" style:font-weight-complex="bold"/>
    </style:style>
    <style:style style:name="P11" style:family="paragraph" style:parent-style-name="Text_20_body" style:list-style-name="L3"/>
    <style:style style:name="P12" style:family="paragraph" style:parent-style-name="Text_20_body">
      <style:text-properties style:font-name="Times New Roman"/>
    </style:style>
    <style:style style:name="T1" style:family="text">
      <style:text-properties style:font-name="Courier New"/>
    </style:style>
    <style:style style:name="T2" style:family="text">
      <style:text-properties style:font-name="Times New Roman"/>
    </style:style>
    <style:style style:name="T3" style:family="text">
      <style:text-properties style:font-name="Courier New"/>
    </style:style>
    <style:style style:name="T4" style:family="text">
      <style:text-properties style:font-name="Courier New" fo:font-style="normal" fo:font-weight="normal" style:font-style-asian="normal" style:font-weight-asian="normal" style:font-style-complex="normal" style:font-weight-complex="normal"/>
    </style:style>
    <style:style style:name="T5" style:family="text">
      <style:text-properties style:font-name="Times New Roman"/>
    </style:style>
    <style:style style:name="T6" style:family="text">
      <style:text-properties fo:font-weight="bold" style:font-weight-asian="bold" style:font-weight-complex="bold"/>
    </style:style>
    <style:style style:name="T7"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3">Document number:</text:p>
          </table:table-cell>
          <table:table-cell table:style-name="Tableau1.B1" office:value-type="string">
            <text:p text:style-name="Table_20_Contents">D0051=15-nnnn</text:p>
          </table:table-cell>
        </table:table-row>
        <table:table-row>
          <table:table-cell office:value-type="string">
            <text:p text:style-name="P3">Date:</text:p>
          </table:table-cell>
          <table:table-cell table:style-name="Tableau1.B1" office:value-type="string">
            <text:p text:style-name="Table_20_Contents">2015-09-16</text:p>
          </table:table-cell>
        </table:table-row>
        <table:table-row>
          <table:table-cell office:value-type="string">
            <text:p text:style-name="P3">Project:</text:p>
          </table:table-cell>
          <table:table-cell table:style-name="Tableau1.B1" office:value-type="string">
            <text:p text:style-name="Table_20_Contents">ISO/IEC JTC1 SC22 WG21</text:p>
            <text:p text:style-name="Table_20_Contents">Programming Language C++, </text:p>
            <text:p text:style-name="Table_20_Contents">Library Evolution Working Group</text:p>
          </table:table-cell>
        </table:table-row>
        <table:table-row>
          <table:table-cell office:value-type="string">
            <text:p text:style-name="P3">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overload-function"/>C++ generic overload functions</text:p>
      <text:p text:style-name="Text_20_body">Experimental overload functions for C++17. This paper proposes two functions that allow to overload lambdas or function objects, but also member and non-member functions.</text:p>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6">Introduction<text:tab/>1</text:p>
          <text:p text:style-name="P6">Motivation and Scope<text:tab/>1</text:p>
          <text:p text:style-name="P6">Design rationale<text:tab/>2</text:p>
          <text:p text:style-name="P7">Which kind of functions would overload accept<text:tab/>2</text:p>
          <text:p text:style-name="P7">Binary or variadic interface<text:tab/>2</text:p>
          <text:p text:style-name="P7">Passing parameters by value or by forward reference<text:tab/>2</text:p>
          <text:p text:style-name="P7">reference_wrapper&lt;F&gt; to deduce F&amp; <text:tab/>3</text:p>
          <text:p text:style-name="P7">Selecting the best or the first overload<text:tab/>3</text:p>
          <text:p text:style-name="P7">Result type of resulting function objects<text:tab/>3</text:p>
          <text:p text:style-name="P7">Result type of overload/first_overload<text:tab/>3</text:p>
          <text:p text:style-name="P6">Open points<text:tab/>4</text:p>
          <text:p text:style-name="P6">Technical Specification<text:tab/>4</text:p>
          <text:p text:style-name="P7">Header &lt;experimental/functional&gt; Synopsis<text:tab/>4</text:p>
          <text:p text:style-name="P6">Implementation<text:tab/>5</text:p>
          <text:p text:style-name="P6">Acknowledgements<text:tab/>5</text:p>
          <text:p text:style-name="P6">References<text:tab/>6</text:p>
        </text:index-body>
      </text:table-of-content>
      <text:h text:style-name="Heading_20_1" text:outline-level="1"><text:bookmark text:name="user-content-introduction"/>Introduction</text:h>
      <text:p text:style-name="Text_20_body">This paper proposes two functions that allow to overload lambdas or function objects, but also member and non-member functions:</text:p>
      <text:list xml:id="list2054791674" text:style-name="L1">
        <text:list-item>
          <text:p text:style-name="P8"><text:span text:style-name="T1">overload</text:span> selects the best overload using C++ overload resolution and</text:p>
        </text:list-item>
        <text:list-item>
          <text:p text:style-name="P8"><text:span text:style-name="T1">first_overload</text:span> selects the first overload using C++ overload resolution.</text:p>
        </text:list-item>
      </text:list>
      <text:h text:style-name="Heading_20_1" text:outline-level="1"><text:bookmark text:name="user-content-motivation-and-scope"/>Motivation and Scope</text:h>
      <text:p text:style-name="Text_20_body">As lambdas functions, function objects, can’t be overloaded in the usual implicit way, but they can be “explicitly overloaded” using the proposed <text:span text:style-name="Source_20_Text">overload</text:span> function:</text:p>
      <text:p text:style-name="Text_20_body">This function would be especially useful for creating visitors, e.g. for variant.</text:p>
      <text:p text:style-name="P1">auto visitor = overload(</text:p>
      <text:p text:style-name="P1"><text:soft-page-break/><text:s text:c="2"/>[](int i, int j ) <text:s text:c="8"/><text:tab/><text:tab/>{ … },</text:p>
      <text:p text:style-name="P1"><text:s text:c="2"/>[](int i, string const &amp;j ) <text:s text:c="7"/>{ … },</text:p>
      <text:p text:style-name="P1"><text:s text:c="2"/>[](auto const &amp;i, auto const &amp;j ) <text:s/>{ … }</text:p>
      <text:p text:style-name="P1">);</text:p>
      <text:p text:style-name="P1"/>
      <text:p text:style-name="P2">visitor( 1, std::string{"2"} ); // ok - calls (int,std::string) "overload"</text:p>
      <text:p text:style-name="Text_20_body">The <text:span text:style-name="Source_20_Text">overload</text:span> function when there are only two parameters could be defined as follows (this is valid only for lambdas and function objects)</text:p>
      <text:p text:style-name="P1">template&lt;class F1, class F2&gt; struct overloaded : F1, F2</text:p>
      <text:p text:style-name="P1">{</text:p>
      <text:p text:style-name="P1"><text:s text:c="2"/>overloaded(F1 x1, F2 x2) : F1(x1), F2(x2) {}</text:p>
      <text:p text:style-name="P1"><text:s text:c="4"/>using F1::operator();</text:p>
      <text:p text:style-name="P1"><text:s text:c="4"/>using F2::operator();</text:p>
      <text:p text:style-name="P1">};</text:p>
      <text:p text:style-name="P1"/>
      <text:p text:style-name="P1">template&lt;class F1, class F2&gt;</text:p>
      <text:p text:style-name="P1">overloaded&lt;F1, F2&gt; overload(F1 f1, F2 f2)</text:p>
      <text:p text:style-name="P2">{ return overloaded&lt;F1, F2&gt;(f1, f2); }</text:p>
      <text:h text:style-name="Heading_20_1" text:outline-level="1"><text:bookmark text:name="user-content-design-rationale"/>Design rationale</text:h>
      <text:h text:style-name="Heading_20_2" text:outline-level="2"><text:bookmark text:name="user-content-which-kind-of-functions-would-overload-accept"/>Which kind of functions would overload accept</text:h>
      <text:p text:style-name="Text_20_body">The previous definition of <text:span text:style-name="T1">overload</text:span> is quite simple, however it doesn't accept member functions nor non-member function, as <text:span text:style-name="T1">std::bind</text:span> does, but only function objects and lambda captures.</text:p>
      <text:p text:style-name="Text_20_body">As there is no major problem implementing it and that their inclusion doesn't degrade the performances, we opt to allow them also. The alternative would be to force the user to use <text:span text:style-name="T1">std::bind</text:span><text:span text:style-name="T2"> or wrap them with a lambda</text:span>.</text:p>
      <text:h text:style-name="Heading_20_2" text:outline-level="2"><text:bookmark text:name="user-content-binary-or-variadic-interface"/>Binary or variadic interface</text:h>
      <text:p text:style-name="Text_20_body">We could either provide a binary or a variadic <text:span text:style-name="Source_20_Text">overload</text:span> function. </text:p>
      <text:p text:style-name="P1">auto visitor = </text:p>
      <text:p text:style-name="P1">overload([](int i, int j ) <text:s text:c="9"/>{ … },</text:p>
      <text:p text:style-name="P1">overload([](int i, string const &amp;j ){ … },</text:p>
      <text:p text:style-name="P1"><text:s text:c="2"/>[](auto const &amp;i, auto const &amp;j ) { … }</text:p>
      <text:p text:style-name="P2">));</text:p>
      <text:p text:style-name="Text_20_body">The binary function needs to repeat the overload word for each new overloaded function.</text:p>
      <text:p text:style-name="Text_20_body">We think that the variadic version is not much more complex to implement and makes user code simpler.</text:p>
      <text:h text:style-name="Heading_20_2" text:outline-level="2"><text:bookmark text:name="user-content-passing-parameters-by-value-or-by-forward-reference"/>Passing parameters by value or by forward reference</text:h>
      <text:p text:style-name="Text_20_body">The function <text:span text:style-name="Source_20_Text">overload</text:span> must store the passed parameters. If the interface is by value, the user will <text:soft-page-break/>be forced to <text:span text:style-name="Source_20_Text">move</text:span> movable but non-copyable function objects. Using forward references has not this inconvenient, and the implementation can optimize when the function object is copyable.</text:p>
      <text:p text:style-name="Text_20_body">This has the inconvenient that the move is implicit. We follows here the same design than <text:span text:style-name="T1">when_all</text:span> and <text:span text:style-name="T1">when_any.</text:span></text:p>
      <text:h text:style-name="Heading_20_2" text:outline-level="2"><text:span text:style-name="Source_20_Text">reference_wrapper&lt;F&gt;</text:span><text:span text:style-name="T1"> to deduce F</text:span><text:span text:style-name="Source_20_Text">&amp;</text:span><text:span text:style-name="T1"> </text:span></text:h>
      <text:p text:style-name="P12">As with other functions that need to copy the parameters (as <text:span text:style-name="T1">std::bind</text:span>, <text:span text:style-name="T1">std::thread</text:span>, ...), the user can use <text:span text:style-name="T1">std::ref</text:span> to pass by reference (contribution from Matt Calabrese).</text:p>
      <text:p text:style-name="Text_20_body"><text:span text:style-name="T2">The user could prefer to pass by reference if the function object is expensive to move (copy if not movable) or even s/he would need it if the function object is not movable at all.</text:span></text:p>
      <text:h text:style-name="Heading_20_2" text:outline-level="2">Selecting the best or the first overload</text:h>
      <text:p text:style-name="Text_20_body">Call the functions based on C++ overload resolution, which tries to find the best match, is a good generalization of overloading to lambdas and function objects.</text:p>
      <text:p text:style-name="Text_20_body">However, when trying to do overloading involving something more generic, it can lead to ambiguities. So the need for a function that will pick the first function that is callable. This allows ordering the functions based on which one is more specific. </text:p>
      <text:p text:style-name="Text_20_body">As both cases are useful, the proposal includes two functions: <text:span text:style-name="T1">overload</text:span> and <text:span text:style-name="T1">first_overload</text:span>. <text:s/></text:p>
      <text:list xml:id="list1318384335" text:continue-numbering="true" text:style-name="L1">
        <text:list-item>
          <text:p text:style-name="P8"><text:span text:style-name="T1">overload</text:span> selects the best overload using C++ overload resolution and </text:p>
        </text:list-item>
        <text:list-item>
          <text:p text:style-name="P8"><text:span text:style-name="T1">first_overload</text:span> selects the first overload using C++ overload resolution. <text:s/></text:p>
        </text:list-item>
      </text:list>
      <text:p text:style-name="Text_20_body">Fit library name them <text:span text:style-name="T1">match</text:span> and <text:span text:style-name="T1">conditional</text:span> respectively. FTL uses <text:span text:style-name="T1">match</text:span> to means <text:span text:style-name="T1">first_overload</text:span>.</text:p>
      <text:h text:style-name="Heading_20_2" text:outline-level="2"><text:bookmark text:name="user-content-result-type-of-overload"/><text:span text:style-name="T2">Result type of resulting </text:span><text:span text:style-name="Source_20_Text"><text:span text:style-name="T2">function objects</text:span></text:span></text:h>
      <text:p text:style-name="Text_20_body">The proposed <text:span text:style-name="Source_20_Text">overload</text:span> and <text:span text:style-name="T1">first_</text:span><text:span text:style-name="Source_20_Text"><text:span text:style-name="T1">overload</text:span></text:span> functions don't add any constraint on the result type of the overloaded functions. The result type when calling the resulting function object would be the one of the selected overloaded function.</text:p>
      <text:p text:style-name="Text_20_body">However the user can force the result type and in this case the result type of all the overloads must be convertible to this type (contribution from Matt Calabrese). </text:p>
      <text:h text:style-name="Heading_20_2" text:outline-level="2">Result type of <text:span text:style-name="Source_20_Text">overload/</text:span><text:span text:style-name="Source_20_Text"><text:span text:style-name="T1">first_overload</text:span></text:span></text:h>
      <text:p text:style-name="Text_20_body"><text:span text:style-name="Source_20_Text"><text:span text:style-name="T2">The result type of these functions is unspecified as it is the result type of </text:span></text:span><text:span text:style-name="Source_20_Text"><text:span text:style-name="T1">std::bind</text:span></text:span><text:span text:style-name="Source_20_Text"><text:span text:style-name="T2">. </text:span></text:span></text:p>
      <text:p text:style-name="Text_20_body"><text:span text:style-name="Source_20_Text"><text:span text:style-name="T2">However when the functions objects have an state it will be useful that the user can inspect this state. The result type should then model a product type that provides the </text:span></text:span><text:span text:style-name="Source_20_Text"><text:span text:style-name="T1">std::get&lt;F&gt;</text:span></text:span><text:span text:style-name="Source_20_Text"><text:span text:style-name="T2">/</text:span></text:span><text:span text:style-name="Source_20_Text"><text:span text:style-name="T1">std::get&lt;I&gt;</text:span></text:span><text:span text:style-name="Source_20_Text"><text:span text:style-name="T2"> functions (contribution from Matt Calabrese). </text:span></text:span></text:p>
      <text:p text:style-name="Text_20_body"><text:span text:style-name="Source_20_Text"><text:span text:style-name="T2">These functions should take in account that the overload can be a </text:span></text:span><text:span text:style-name="Source_20_Text"><text:span text:style-name="T1">reference_wrapper&lt;F&gt;</text:span></text:span><text:span text:style-name="Source_20_Text"><text:span text:style-name="T2"> in </text:span></text:span><text:soft-page-break/><text:span text:style-name="Source_20_Text"><text:span text:style-name="T2">order to allow </text:span></text:span><text:span text:style-name="Source_20_Text"><text:span text:style-name="T1">get&lt;F&amp;&gt;(ovl)</text:span></text:span><text:span text:style-name="Source_20_Text"><text:span text:style-name="T2">.</text:span></text:span></text:p>
      <text:h text:style-name="Heading_20_1" text:outline-level="1">Open points</text:h>
      <text:p text:style-name="Text_20_body">The authors would like to have an answer to the following points if there is at all an interest in this proposal:</text:p>
      <text:list xml:id="list1811132849" text:style-name="L2">
        <text:list-item>
          <text:p text:style-name="P10">Should the callable be passed by value, forcing the use of std::move?</text:p>
        </text:list-item>
        <text:list-item>
          <text:p text:style-name="P10">A better name for the proposed functions?</text:p>
        </text:list-item>
        <text:list-item>
          <text:p text:style-name="P10">Do we want to expose the result type of these functions?</text:p>
        </text:list-item>
        <text:list-item>
          <text:p text:style-name="P9"><text:span text:style-name="T6">Do we want to inspect the state of the result type of these functions via a get&lt;T&gt;/get&lt;I&gt;?</text:span></text:p>
        </text:list-item>
      </text:list>
      <text:h text:style-name="Heading_20_1" text:outline-level="1"><text:bookmark text:name="user-content-technical-specification"/>Technical Specification</text:h>
      <text:p text:style-name="Text_20_body">Note: The following wording needs of course much more details to describe the behavior of the unspecified result type using DECAY_COPY and INVOKE.</text:p>
      <text:p text:style-name="Text_20_body">The wording doesn't contains yet the <text:span text:style-name="T1">get&lt;T&gt;</text:span>/<text:span text:style-name="T1">get&lt;I&gt;</text:span> tuple like functions.</text:p>
      <text:h text:style-name="Heading_20_2" text:outline-level="2"><text:bookmark text:name="user-content-synopsis"/>Header &lt;experimental/functional&gt; Synopsis</text:h>
      <text:p text:style-name="Text_20_body">Add the following declaration in experimental/functional.</text:p>
      <text:p text:style-name="P1">namespace std {</text:p>
      <text:p text:style-name="P1">namespace experimental {</text:p>
      <text:p text:style-name="P1">inline namespace fundamental_v2 {</text:p>
      <text:p text:style-name="P1"><text:s text:c="4"/>template &lt;class ... Fs&gt;</text:p>
      <text:p text:style-name="P1"><text:s text:c="4"/>'see below' overload(Fs &amp;&amp;... fcts);</text:p>
      <text:p text:style-name="P1"><text:s text:c="4"/>template &lt;class R, class ... Fs&gt;</text:p>
      <text:p text:style-name="P1"><text:s text:c="4"/>'see below' overload(Fs &amp;&amp;... fcts);</text:p>
      <text:p text:style-name="P1"><text:s text:c="4"/>template &lt;class ... Fs&gt;</text:p>
      <text:p text:style-name="P1"><text:s text:c="4"/>'see below' first_overload(Fs &amp;&amp;... fcts);</text:p>
      <text:p text:style-name="P1"><text:s text:c="4"/>template &lt;class R, class ... Fs&gt;</text:p>
      <text:p text:style-name="P1"><text:s text:c="4"/>'see below' first_overload(Fs &amp;&amp;... fcts);</text:p>
      <text:p text:style-name="P1">}</text:p>
      <text:p text:style-name="P1">}</text:p>
      <text:p text:style-name="P2">}</text:p>
      <text:h text:style-name="Heading_20_3" text:outline-level="3"><text:bookmark text:name="user-content-template-function-overload"/>Function Template <text:span text:style-name="Source_20_Text">overload</text:span> </text:h>
      <text:p text:style-name="P1">template &lt;class R, class ... Fs&gt;</text:p>
      <text:p text:style-name="P2">'see below' overload(Fs &amp;&amp;... fcts);</text:p>
      <text:p text:style-name="Text_20_body"><text:span text:style-name="Emphasis">Requires:</text:span><text:span text:style-name="Emphasis"><text:span text:style-name="T7"> Fs are Callable and Movable and the result type of each parameter must be convertible to </text:span></text:span><text:span text:style-name="Emphasis"><text:span text:style-name="T4">R</text:span></text:span><text:span text:style-name="Emphasis"><text:span text:style-name="T7">.</text:span></text:span></text:p>
      <text:p text:style-name="Text_20_body"><text:span text:style-name="Emphasis">Result type:</text:span> A function object that behaves as if all the parameters were overloaded when calling it. <text:soft-page-break/>T<text:span text:style-name="T2">he result type will contain the nested </text:span><text:span text:style-name="T1">result_type</text:span><text:span text:style-name="T2"> type alias </text:span><text:span text:style-name="T1">R</text:span><text:span text:style-name="T2">. The call to an instance of this type will select the best overload. If there is not such a best overload, either because there is no candidate or that there are ambiguous candidates, the invocation expression will be ill-formed. </text:span></text:p>
      <text:p text:style-name="Text_20_body"><text:span text:style-name="Emphasis"><text:span text:style-name="T2">Returns:</text:span></text:span><text:span text:style-name="T2"> An instance of the result type, that contains a decay copy of each one of the arguments. <text:s/></text:span></text:p>
      <text:p text:style-name="Text_20_body"><text:span text:style-name="Emphasis">Throws:</text:span> Any exception thrown during the construction of the resulting function object.</text:p>
      <text:p text:style-name="P1">template &lt;class ... Fs&gt;</text:p>
      <text:p text:style-name="P2">'see below' overload(Fs &amp;&amp;... fcts);</text:p>
      <text:p text:style-name="Text_20_body"><text:span text:style-name="Emphasis">Requires:</text:span><text:span text:style-name="Emphasis"><text:span text:style-name="T7"> Fs are Callable and Movable.</text:span></text:span></text:p>
      <text:p text:style-name="Text_20_body"><text:span text:style-name="Emphasis">Result type:</text:span> A function object that behaves as if all the parameters were overloaded when calling it. <text:span text:style-name="T2"><text:s/>The call to an instance of this type will select the best overload matching the invocation. If there is not such a overload the invocation expression will be ill-formed. </text:span></text:p>
      <text:p text:style-name="Text_20_body"><text:span text:style-name="Emphasis"><text:span text:style-name="T2">Returns:</text:span></text:span><text:span text:style-name="T2"> An instance of the result type, that contains a decay copy of each one of the arguments. <text:s/></text:span></text:p>
      <text:p text:style-name="Text_20_body"><text:span text:style-name="Emphasis">Throws:</text:span> Any exception thrown during the construction of the resulting function object.</text:p>
      <text:h text:style-name="Heading_20_3" text:outline-level="3">Function Template <text:span text:style-name="T1">first_</text:span><text:span text:style-name="Source_20_Text"><text:span text:style-name="T1">overload</text:span></text:span> </text:h>
      <text:p text:style-name="P1">template &lt;class R, class ... Fs&gt;</text:p>
      <text:p text:style-name="P2">'see below' first_overload(Fs &amp;&amp;... fcts);</text:p>
      <text:p text:style-name="Text_20_body"><text:span text:style-name="Emphasis">Requires:</text:span><text:span text:style-name="Emphasis"><text:span text:style-name="T7"> Fs are Callable and Movable and the result type of each parameter must be convertible to </text:span></text:span><text:span text:style-name="Emphasis"><text:span text:style-name="T4">R</text:span></text:span><text:span text:style-name="Emphasis"><text:span text:style-name="T7">.</text:span></text:span></text:p>
      <text:p text:style-name="Text_20_body"><text:span text:style-name="Emphasis">Result type:</text:span> A function object that behaves as if all the parameters were overloaded when calling it. <text:span text:style-name="T2"><text:s/>The result type will contain the nested </text:span><text:span text:style-name="T1">result_type</text:span><text:span text:style-name="T2"> type alias </text:span><text:span text:style-name="T1">R</text:span><text:span text:style-name="T2">. The call to an instance of this type will select the first overload matching the invocation. If there is not such a overload the invocation expression will be ill-formed. </text:span></text:p>
      <text:p text:style-name="Text_20_body"><text:span text:style-name="Emphasis"><text:span text:style-name="T2">Returns:</text:span></text:span><text:span text:style-name="T2"> An instance of the result type, that contains a decay copy of each one of the arguments. <text:s/></text:span></text:p>
      <text:p text:style-name="Text_20_body"><text:span text:style-name="Emphasis">Throws:</text:span> Any exception thrown during the construction of the resulting function object.</text:p>
      <text:p text:style-name="P1">template &lt;class ... Fs&gt;</text:p>
      <text:p text:style-name="P2">'see below' first_overload(Fs &amp;&amp;... fcts);</text:p>
      <text:p text:style-name="Text_20_body"><text:span text:style-name="Emphasis">Requires:</text:span><text:span text:style-name="Emphasis"><text:span text:style-name="T7"> Fs are Callable and Movable.</text:span></text:span></text:p>
      <text:p text:style-name="Text_20_body"><text:span text:style-name="Emphasis">Result type:</text:span> A function object that behaves as if all the parameters were overloaded when calling it. <text:span text:style-name="T2"><text:s/>The call to an instance of this type will select the first overload matching the invocation. If there is not such a overload the invocation expression will be ill-formed. </text:span></text:p>
      <text:p text:style-name="Text_20_body"><text:span text:style-name="Emphasis"><text:span text:style-name="T2">Returns:</text:span></text:span><text:span text:style-name="T2"> An instance of the result type, that contains a decay copy of each one of the arguments. <text:s/></text:span></text:p>
      <text:p text:style-name="Text_20_body"><text:span text:style-name="Emphasis">Throws:</text:span> Any exception thrown during the construction of the resulting function object.</text:p>
      <text:h text:style-name="Heading_20_1" text:outline-level="1"><text:bookmark text:name="user-content-implementation"/><text:soft-page-break/>Implementation</text:h>
      <text:p text:style-name="Text_20_body">There is an implementation of <text:span text:style-name="T1">overload</text:span> at <text:a xlink:type="simple" xlink:href="https://github.com/viboes/tags">https://github.com/viboes/tags</text:a>.</text:p>
      <text:h text:style-name="Heading_20_1" text:outline-level="1"><text:bookmark text:name="user-content-acknowledgements"/>Acknowledgements</text:h>
      <text:p text:style-name="Text_20_body">Thanks to Scott Pager who suggested to add overloads for non-member and member functions.</text:p>
      <text:p text:style-name="Text_20_body">Thanks to Fit and FTL authors from where the idea of the <text:span text:style-name="T1">first_overload</text:span> function comes from.</text:p>
      <text:p text:style-name="Text_20_body">Thanks to Matt Calabrese for its useful suggestions.</text:p>
      <text:h text:style-name="Heading_20_1" text:outline-level="1">References</text:h>
      <text:list xml:id="list1888575903" text:style-name="L3">
        <text:list-item>
          <text:p text:style-name="P11">Fit : https://github.com/pfultz2/Fit</text:p>
        </text:list-item>
        <text:list-item>
          <text:p text:style-name="P11">FTL: <text:a xlink:type="simple" xlink:href="https://github.com/beark/ftl">https://github.com/beark/ftl</text:a></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overload functions<text:tab/>D0051</text:p>
        <text:p text:style-name="Header"/>
      </style:header>
      <style:footer>
        <text:p text:style-name="Footer"><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8T19:10:31</meta:creation-date>
    <dc:date>2015-09-16T13:09:40</dc:date>
    <dc:creator>Vicente Botet Escriba</dc:creator>
    <meta:editing-duration>P7DT3H23M2S</meta:editing-duration>
    <meta:editing-cycles>109</meta:editing-cycles>
    <meta:generator>OpenOffice.org/3.3$Unix OpenOffice.org_project/330m20$Build-9567</meta:generator>
    <meta:document-statistic meta:table-count="1" meta:image-count="0" meta:object-count="0" meta:page-count="6" meta:paragraph-count="147" meta:word-count="1532" meta:character-count="9667"/>
  </office:meta>
</office:document-meta>
</file>